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fo:keep-together="auto"/>
    </style:style>
    <style:style style:name="Taula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1.2" style:family="table-row">
      <style:table-row-properties style:min-row-height="1.612cm" fo:keep-together="auto"/>
    </style:style>
    <style:style style:name="P1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style:language-asian="es" style:country-asian="ES"/>
    </style:style>
    <style:style style:name="P4" style:family="paragraph" style:parent-style-name="Standard">
      <style:paragraph-properties fo:margin-left="0.99cm" fo:margin-right="0cm" fo:margin-top="0.423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5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6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7" style:family="paragraph" style:parent-style-name="Standard">
      <style:paragraph-properties fo:margin-top="0.212cm" fo:margin-bottom="0cm" loext:contextual-spacing="false"/>
      <style:text-properties fo:language="en" fo:country="GB" style:language-asian="es" style:country-asian="ES"/>
    </style:style>
    <style:style style:name="P8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3pt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9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0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fo:language="en" fo:country="GB" officeooo:paragraph-rsid="000c04bd" style:language-asian="es" style:country-asian="ES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officeooo:rsid="000c04bd" style:font-style-asian="italic"/>
    </style:style>
    <style:style style:name="T5" style:family="text">
      <style:text-properties style:font-name="Calibri" fo:font-style="italic" fo:font-weight="bold" style:font-style-asian="italic" style:font-weight-asian="bold"/>
    </style:style>
    <style:style style:name="T6" style:family="text">
      <style:text-properties style:font-name="Calibri" officeooo:rsid="000a0553"/>
    </style:style>
    <style:style style:name="T7" style:family="text">
      <style:text-properties style:font-name="Calibri" officeooo:rsid="000c04bd"/>
    </style:style>
    <style:style style:name="T8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erification document</text:p>
      <text:p text:style-name="P4"><text:span text:style-name="T2">Program or utility to verify:</text:span><text:span text:style-name="T1"> </text:span><text:span text:style-name="T6">exit</text:span></text:p>
      <text:p text:style-name="P5"><text:span text:style-name="T2">Author(s) of the program:</text:span><text:span text:style-name="T1"> </text:span><text:span text:style-name="T7">Baldwin Rodríguez</text:span></text:p>
      <text:p text:style-name="P10"><text:span text:style-name="T2">Author(s) of the verification document:</text:span><text:span text:style-name="T1"> </text:span><text:span text:style-name="T7">Baldwin Rodríguez</text:span></text:p>
      <text:p text:style-name="P10"><text:span text:style-name="T2">Author(s) of the verification:</text:span><text:span text:style-name="T1"> </text:span><text:span text:style-name="T7">Baldwin Rodríguez</text:span></text:p>
      <text:p text:style-name="P6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8">st</text:span> verification case</text:p>
          </table:table-cell>
        </table:table-row>
        <table:table-row table:style-name="Taula1.2">
          <table:table-cell table:style-name="Taula1.A1" office:value-type="string">
            <text:p text:style-name="P3"><text:span text:style-name="T2">Objective</text:span><text:span text:style-name="T1">:</text:span><text:span text:style-name="T3"> </text:span><text:span text:style-name="T4">The exit command should stops the game.</text:span></text:p>
            <text:p text:style-name="P3"><text:span text:style-name="T2">Input</text:span><text:span text:style-name="T1">:</text:span><text:span text:style-name="T3"> </text:span><text:span text:style-name="T4">exit</text:span></text:p>
            <text:p text:style-name="P7"><text:span text:style-name="T2">Previewed output</text:span><text:span text:style-name="T1">: </text:span><text:span text:style-name="T7">The game process stops and we return to the Linux terminal. Before stopping the process, it should show the message “Exiting…”.</text:span></text:p>
            <text:p text:style-name="P3"><text:span text:style-name="T2">Verification output</text:span><text:span text:style-name="T1">: </text:span><text:span text:style-name="T7">It shows the message “Exiting…” and stops the game process to return to the Linux terminal.</text:span></text:p>
            <text:p text:style-name="P3"><text:span text:style-name="T5">Explanation</text:span><text:span text:style-name="T3">: </text:span><text:span text:style-name="T4">When the user writes “exit”, the game goes to the function called “logout” (we used a different name to avoid conflicts with the syscall “exit”). That function just exits the game.</text:span></text:p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cm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berto Lafuente</meta:initial-creator>
    <meta:editing-cycles>7</meta:editing-cycles>
    <meta:print-date>2014-01-28T14:47:00</meta:print-date>
    <meta:creation-date>2014-08-28T09:07:00</meta:creation-date>
    <dc:date>2020-05-17T17:51:36.460629747</dc:date>
    <meta:editing-duration>PT18M29S</meta:editing-duration>
    <meta:generator>LibreOffice/6.3.6.2$Linux_X86_64 LibreOffice_project/30$Build-2</meta:generator>
    <meta:document-statistic meta:table-count="1" meta:image-count="0" meta:object-count="0" meta:page-count="1" meta:paragraph-count="11" meta:word-count="113" meta:character-count="735" meta:non-whitespace-character-count="633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